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Map.NamespaceMap( String _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.getShortName( String prefix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.NamespaceMap( Map _map , String _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Map.getPrefix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.getMap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.putAll( Map _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Map.getMa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spaceMap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.getFullName( String prefix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